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 0in 0in 0in)" draw:stroke="non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Fangsong Std R" style:font-family-asian="Adobe Fangsong Std R" style:font-family-generic="roman" style:font-family-generic-asian="roman" style:font-pitch="variable" style:font-pitch-asian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Fangsong Std R" style:font-family-asian="Adobe Fangsong Std R" style:font-family-generic="roman" style:font-family-generic-asian="roman" style:font-pitch="variable" style:font-pitch-asian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Fangsong Std R" style:font-family-asian="Adobe Fangsong Std R" style:font-family-generic="roman" style:font-family-generic-asian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Fangsong Std R" style:font-family-asian="Adobe Fangsong Std R" style:font-family-generic="roman" style:font-family-generic-asian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99979in" fo:margin-left="0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99979in" fo:margin-left="0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573" draw:master-page-name="Master1-Layout7-blank-Пустой-слайд" presentation:presentation-page-layout-name="Master1-PPL7">
        <draw:frame draw:id="id73" draw:style-name="a579" draw:name="TextBox 1" svg:x="0.86597in" svg:y="1.53497in" svg:width="8.26864in" svg:height="2.32246in">
          <draw:text-box>
            <text:p text:style-name="a578" text:class-names="" text:cond-style-name=""><text:span text:style-name="a574" text:class-names="">Проект «Реализация игры «Девочка в пустыне» на языке<text:s text:c="1"/></text:span><text:span text:style-name="a575" text:class-names="">Python</text:span><text:span text:style-name="a576" text:class-names="">»</text:span><text:span text:style-name="a577" text:class-names=""/></text:p>
          </draw:text-box>
          <svg:title/>
          <svg:desc/>
        </draw:frame>
        <draw:frame draw:id="id74" draw:style-name="a589" draw:name="TextBox 2" svg:x="0.86597in" svg:y="5.70866in" svg:width="6.69366in" svg:height="1.00977in">
          <draw:text-box>
            <text:p text:style-name="a583" text:class-names="" text:cond-style-name=""><text:span text:style-name="a580" text:class-names="">Выполнили:<text:s text:c="1"/></text:span><text:span text:style-name="a581" text:class-names="">Брысина</text:span><text:span text:style-name="a582" text:class-names=""><text:s text:c="1"/>Алина,</text:span></text:p>
            <text:p text:style-name="a585" text:class-names="" text:cond-style-name=""><text:span text:style-name="a584" text:class-names="">Быкова Екатерина</text:span></text:p>
            <text:p text:style-name="a588" text:class-names="" text:cond-style-name=""><text:span text:style-name="a586" text:class-names="">Научный руководитель: Лашко Евгения Николаевна</text:span><text:span text:style-name="a587" text:class-names=""/></text:p>
          </draw:text-box>
          <svg:title/>
          <svg:desc/>
        </draw:frame>
      </draw:page>
      <draw:page draw:name="Slide2" draw:style-name="a590" draw:master-page-name="Master1-Layout7-blank-Пустой-слайд" presentation:presentation-page-layout-name="Master1-PPL7">
        <draw:frame draw:id="id75" draw:style-name="a594" draw:name="TextBox 1" svg:x="0.86597in" svg:y="0.35373in" svg:width="8.64768in" svg:height="3.87077in">
          <draw:text-box>
            <text:p text:style-name="a593" text:class-names="" text:cond-style-name=""><text:span text:style-name="a591" text:class-names="">Суть игры заключается в том, что нужно помочь герою добраться до сундука с сокровищами, преодолевая опасные ландшафты пустыни и желающих помещать вам врагов, собирая попутно золотые старинные украшения. Следует поторопиться, так как вода в пустыне заканчивается очень быстро.</text:span><text:span text:style-name="a592" text:class-names=""/></text:p>
          </draw:text-box>
          <svg:title/>
          <svg:desc/>
        </draw:frame>
        <draw:frame draw:id="id76" draw:style-name="a595" draw:name="Picture 2" svg:x="0.597in" svg:y="3.66119in" svg:width="5.79346in" svg:height="4.4585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3" draw:style-name="a596" draw:master-page-name="Master1-Layout7-blank-Пустой-слайд" presentation:presentation-page-layout-name="Master1-PPL7">
        <draw:frame draw:id="id77" draw:style-name="a600" draw:name="TextBox 1" svg:x="-0in" svg:y="0.51123in" svg:width="11.02431in" svg:height="1.21172in">
          <draw:text-box>
            <text:p text:style-name="a599" text:class-names="" text:cond-style-name=""><text:span text:style-name="a597" text:class-names="">Реализация</text:span><text:span text:style-name="a598" text:class-names=""/></text:p>
          </draw:text-box>
          <svg:title/>
          <svg:desc/>
        </draw:frame>
        <draw:frame draw:id="id78" draw:style-name="a618" draw:name="TextBox 2" svg:x="1.8897in" svg:y="2.24371in" svg:width="7.71739in" svg:height="2.25514in">
          <draw:text-box>
            <text:p text:style-name="a617" text:class-names="" text:cond-style-name=""><text:span text:style-name="a601" text:class-names="">Программа включает в себя 7 классов:<text:s text:c="1"/></text:span><text:span text:style-name="a602" text:class-names="">Tile</text:span><text:span text:style-name="a603" text:class-names="">,<text:s text:c="1"/></text:span><text:span text:style-name="a604" text:class-names="">AnimatedSprit</text:span><text:span text:style-name="a605" text:class-names="">е,<text:s text:c="1"/></text:span><text:span text:style-name="a606" text:class-names="">Enemy</text:span><text:span text:style-name="a607" text:class-names="">,<text:s text:c="1"/></text:span><text:span text:style-name="a608" text:class-names="">Girl</text:span><text:span text:style-name="a609" text:class-names="">,<text:s text:c="1"/></text:span><text:span text:style-name="a610" text:class-names="">Camera</text:span><text:span text:style-name="a611" text:class-names="">,<text:s text:c="1"/></text:span><text:span text:style-name="a612" text:class-names="">Particle</text:span><text:span text:style-name="a613" text:class-names="">,<text:s text:c="1"/></text:span><text:span text:style-name="a614" text:class-names="">Game</text:span><text:span text:style-name="a615" text:class-names="">.</text:span><text:span text:style-name="a616" text:class-names=""/></text:p>
          </draw:text-box>
          <svg:title/>
          <svg:desc/>
        </draw:frame>
        <draw:frame draw:id="id79" draw:style-name="a627" draw:name="TextBox 3" svg:x="0.94472in" svg:y="4.18403in" svg:width="6.45741in" svg:height="1.7166in">
          <draw:text-box>
            <text:p text:style-name="a626" text:class-names="" text:cond-style-name=""><text:span text:style-name="a619" text:class-names="">Используются также 4 библиотеки:<text:s text:c="1"/></text:span><text:span text:style-name="a620" text:class-names="">os</text:span><text:span text:style-name="a621" text:class-names="">, sys,<text:s text:c="1"/></text:span><text:span text:style-name="a622" text:class-names="">pygame</text:span><text:span text:style-name="a623" text:class-names="">, random</text:span><text:span text:style-name="a624" text:class-names="">.</text:span><text:span text:style-name="a625" text:class-names=""/></text:p>
          </draw:text-box>
          <svg:title/>
          <svg:desc/>
        </draw:frame>
        <draw:frame draw:id="id80" draw:style-name="a643" draw:name="TextBox 4" svg:x="3.07094in" svg:y="5.55116in" svg:width="6.53616in" svg:height="2.25514in">
          <draw:text-box>
            <text:p text:style-name="a642" text:class-names="" text:cond-style-name=""><text:span text:style-name="a628" text:class-names="">Реализованы функции:<text:s text:c="1"/></text:span><text:span text:style-name="a629" text:class-names="">load_image</text:span><text:span text:style-name="a630" text:class-names="">,</text:span><text:span text:style-name="a631" text:class-names=""><text:s text:c="1"/></text:span><text:span text:style-name="a632" text:class-names="">load_level</text:span><text:span text:style-name="a633" text:class-names="">,<text:s text:c="1"/></text:span><text:span text:style-name="a634" text:class-names="">generate_level</text:span><text:span text:style-name="a635" text:class-names="">,<text:s text:c="1"/></text:span><text:span text:style-name="a636" text:class-names="">start_screen</text:span><text:span text:style-name="a637" text:class-names="">,<text:s text:c="1"/></text:span><text:span text:style-name="a638" text:class-names="">create_particles</text:span><text:span text:style-name="a639" text:class-names="">,<text:s text:c="1"/></text:span><text:span text:style-name="a640" text:class-names="">clicked</text:span><text:span text:style-name="a641" text:class-names="">.</text:span></text:p>
          </draw:text-box>
          <svg:title/>
          <svg:desc/>
        </draw:frame>
      </draw:page>
      <draw:page draw:name="Slide4" draw:style-name="a644" draw:master-page-name="Master1-Layout7-blank-Пустой-слайд" presentation:presentation-page-layout-name="Master1-PPL7">
        <draw:frame draw:id="id81" draw:style-name="a648" draw:name="TextBox 1" svg:x="0.47222in" svg:y="2.00746in" svg:width="10.00111in" svg:height="2.79368in">
          <draw:text-box>
            <text:p text:style-name="a647" text:class-names="" text:cond-style-name=""><text:span text:style-name="a645" text:class-names="">В будущем можно будет добавить автоматическую генерацию уровней, <text:s text:c="1"/>использование библиотеку, отвечающую за физику в игре, создать функции, такие как пауза, настройки, и сделать карту уровней.</text:span><text:span text:style-name="a646" text:class-names=""/></text:p>
          </draw:text-box>
          <svg:title/>
          <svg:desc/>
        </draw:frame>
        <draw:frame draw:id="id82" draw:style-name="a651" draw:name="TextBox 2" svg:x="3.14969in" svg:y="6.18115in" svg:width="6.45741in" svg:height="0.70684in">
          <draw:text-box>
            <text:p text:style-name="a650" text:class-names="" text:cond-style-name=""><text:span text:style-name="a649" text:class-names="">Проект считаем успешным.</text:span></text:p>
          </draw:text-box>
          <svg:title/>
          <svg:desc/>
        </draw:frame>
        <draw:frame draw:id="id83" draw:style-name="a655" draw:name="TextBox 3" svg:x="-0in" svg:y="0.51123in" svg:width="11.02431in" svg:height="0.84147in">
          <draw:text-box>
            <text:p text:style-name="a654" text:class-names="" text:cond-style-name=""><text:span text:style-name="a652" text:class-names="">Подведение итогов</text:span><text:span text:style-name="a6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82682in" svg:y="2.56824in" svg:width="9.37066in" svg:height="1.77212in"/>
      <presentation:placeholder presentation:object="subtitle" svg:x="1.65365in" svg:y="4.68484in" svg:width="7.71701in" svg:height="2.11277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2" style:display-name="Заголовок и объект">
      <presentation:placeholder presentation:object="title" svg:x="0.55122in" svg:y="0.33108in" svg:width="9.92188in" svg:height="1.37789in"/>
      <presentation:placeholder presentation:object="object" svg:x="0.55122in" svg:y="1.92905in" svg:width="9.92188in" svg:height="5.45608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3" style:display-name="Заголовок раздела">
      <presentation:placeholder presentation:object="title" svg:x="0.87084in" svg:y="5.31255in" svg:width="9.37066in" svg:height="1.64199in"/>
      <presentation:placeholder presentation:object="outline" svg:x="0.87084in" svg:y="3.50406in" svg:width="9.37066in" svg:height="1.80848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4" style:display-name="Два объекта">
      <presentation:placeholder presentation:object="title" svg:x="0.55122in" svg:y="0.33108in" svg:width="9.92188in" svg:height="1.37789in"/>
      <presentation:placeholder presentation:object="object" svg:x="0.60672in" svg:y="2.12617in" svg:width="5.37818in" svg:height="6.01489in"/>
      <presentation:placeholder presentation:object="object" svg:x="6.16864in" svg:y="2.12617in" svg:width="5.37818in" svg:height="6.01489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5" style:display-name="Сравнение">
      <presentation:placeholder presentation:object="title" svg:x="0.55122in" svg:y="0.33108in" svg:width="9.92188in" svg:height="1.37789in"/>
      <presentation:placeholder presentation:object="outline" svg:x="0.55122in" svg:y="1.85059in" svg:width="4.87098in" svg:height="0.77124in"/>
      <presentation:placeholder presentation:object="object" svg:x="0.55122in" svg:y="2.62183in" svg:width="4.87098in" svg:height="4.7633in"/>
      <presentation:placeholder presentation:object="outline" svg:x="5.60019in" svg:y="1.85059in" svg:width="4.8729in" svg:height="0.77124in"/>
      <presentation:placeholder presentation:object="object" svg:x="5.60019in" svg:y="2.62183in" svg:width="4.8729in" svg:height="4.7633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6" style:display-name="Только заголовок">
      <presentation:placeholder presentation:object="title" svg:x="0.55122in" svg:y="0.33108in" svg:width="9.92188in" svg:height="1.37789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7" style:display-name="Пустой слайд"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8" style:display-name="Объект с подписью">
      <presentation:placeholder presentation:object="title" svg:x="0.55122in" svg:y="0.32916in" svg:width="3.62692in" svg:height="1.40086in"/>
      <presentation:placeholder presentation:object="object" svg:x="4.3102in" svg:y="0.32917in" svg:width="6.16289in" svg:height="7.05596in"/>
      <presentation:placeholder presentation:object="outline" svg:x="0.55122in" svg:y="1.73003in" svg:width="3.62692in" svg:height="5.6551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9" style:display-name="Рисунок с подписью">
      <presentation:placeholder presentation:object="title" svg:x="2.16084in" svg:y="5.78715in" svg:width="6.61458in" svg:height="0.68321in"/>
      <presentation:placeholder presentation:object="graphic" svg:x="2.16084in" svg:y="0.7387in" svg:width="6.61458in" svg:height="4.96042in"/>
      <presentation:placeholder presentation:object="outline" svg:x="2.16084in" svg:y="6.47036in" svg:width="6.61458in" svg:height="0.97027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10" style:display-name="Заголовок и вертикальный текст">
      <presentation:placeholder presentation:object="title" svg:x="0.55122in" svg:y="0.33108in" svg:width="9.92188in" svg:height="1.37789in"/>
      <presentation:placeholder presentation:object="outline" svg:x="0.55122in" svg:y="1.92905in" svg:width="9.92188in" svg:height="5.45608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presentation-page-layout style:name="Master1-PPL11" style:display-name="Вертикальный заголовок и текст">
      <presentation:placeholder presentation:object="title" svg:x="8.81179in" svg:y="0.36552in" svg:width="2.73502in" svg:height="7.77553in"/>
      <presentation:placeholder presentation:object="outline" svg:x="0.60672in" svg:y="0.36552in" svg:width="8.02133in" svg:height="7.77553in"/>
      <presentation:placeholder presentation:object="date-time" svg:x="0.55122in" svg:y="7.66262in" svg:width="2.57234in" svg:height="0.44016in"/>
      <presentation:placeholder presentation:object="footer" svg:x="3.76664in" svg:y="7.66262in" svg:width="3.49103in" svg:height="0.44016in"/>
      <presentation:placeholder presentation:object="page-number" svg:x="7.90075in" svg:y="7.66262in" svg:width="2.57234in" svg:height="0.4401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.10207in" fo:margin-left="1.37759in" fo:margin-right="0in" fo:text-indent="-0.275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51in" fo:padding-bottom="0.0551in" fo:padding-left="0.11021in" fo:padding-right="0.1102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10207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51in" fo:padding-bottom="0.0551in" fo:padding-left="0.11021in" fo:padding-right="0.1102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.10207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.10207in" fo:margin-left="0.41328in" fo:margin-right="0in" fo:text-indent="-0.41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.10207in" fo:margin-left="0.89543in" fo:margin-right="0in" fo:text-indent="-0.344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.10207in" fo:margin-left="1.37759in" fo:margin-right="0in" fo:text-indent="-0.275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none"/>
    </style:style>
    <style:style style:family="presentation" style:name="a112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draw:fill="none" draw:stroke="none"/>
    </style:style>
    <style:style style:family="paragraph" style:name="a54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8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.10207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51in" fo:padding-bottom="0.0551in" fo:padding-left="0.11021in" fo:padding-right="0.1102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10207in" fo:margin-left="0.41328in" fo:margin-right="0in" fo:text-indent="-0.413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10207in" fo:margin-left="0.89543in" fo:margin-right="0in" fo:text-indent="-0.34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.10207in" fo:margin-left="0.41328in" fo:margin-right="0in" fo:text-indent="-0.41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.10207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2">
      <style:graphic-properties fo:wrap-option="wrap" fo:padding-top="0.0551in" fo:padding-bottom="0.0551in" fo:padding-left="0.11021in" fo:padding-right="0.1102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.10207in" fo:margin-left="1.37759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.10207in" fo:margin-left="1.92862in" fo:margin-right="0in" fo:text-indent="-0.2755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.10207in" fo:margin-left="2.47966in" fo:margin-right="0in" fo:text-indent="-0.2755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.10207in" fo:margin-left="0.89543in" fo:margin-right="0in" fo:text-indent="-0.344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.10207in" fo:margin-left="1.37759in" fo:margin-right="0in" fo:text-indent="-0.275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left" style:tab-stop-distance="1.10207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51in" fo:padding-bottom="0.0551in" fo:padding-left="0.11021in" fo:padding-right="0.1102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.10207in" fo:margin-left="0.41328in" fo:margin-right="0in" fo:text-indent="-0.4132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51in" fo:padding-bottom="0.0551in" fo:padding-left="0.11021in" fo:padding-right="0.1102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10207in" fo:margin-left="0.41328in" fo:margin-right="0in" fo:text-indent="-0.41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.10207in" fo:margin-left="0.89543in" fo:margin-right="0in" fo:text-indent="-0.344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51in" fo:padding-bottom="0.0551in" fo:padding-left="0.11021in" fo:padding-right="0.1102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.10207in" fo:margin-left="0.89543in" fo:margin-right="0in" fo:text-indent="-0.344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.10207in" fo:margin-left="1.37759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.10207in" fo:margin-left="1.92862in" fo:margin-right="0in" fo:text-indent="-0.2755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.10207in" fo:margin-left="1.37759in" fo:margin-right="0in" fo:text-indent="-0.275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.10207in" fo:margin-left="0.41328in" fo:margin-right="0in" fo:text-indent="-0.413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.10207in" fo:margin-left="2.47966in" fo:margin-right="0in" fo:text-indent="-0.2755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.10207in" fo:margin-left="0.89543in" fo:margin-right="0in" fo:text-indent="-0.3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.10207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.10207in" fo:margin-left="1.37759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10207in" fo:margin-left="0.41328in" fo:margin-right="0in" fo:text-indent="-0.4132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10207in" fo:margin-left="0.89543in" fo:margin-right="0in" fo:text-indent="-0.3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10207in" fo:margin-left="1.37759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.10207in" fo:margin-left="1.37759in" fo:margin-right="0in" fo:text-indent="-0.275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.10207in" fo:margin-left="1.92862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.10207in" fo:margin-left="2.47966in" fo:margin-right="0in" fo:text-indent="-0.275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51in" fo:padding-bottom="0.0551in" fo:padding-left="0.11021in" fo:padding-right="0.1102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.10207in" fo:margin-left="0.41328in" fo:margin-right="0in" fo:text-indent="-0.41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.10207in" fo:margin-left="0.89543in" fo:margin-right="0in" fo:text-indent="-0.344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.10207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51in" fo:padding-bottom="0.0551in" fo:padding-left="0.11021in" fo:padding-right="0.1102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9997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514">
      <style:paragraph-properties fo:line-height="100%" fo:text-align="center" style:tab-stop-distance="1.1020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51in" fo:padding-bottom="0.0551in" fo:padding-left="0.11021in" fo:padding-right="0.1102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.10207in" fo:margin-left="0.41328in" fo:margin-right="0in" fo:text-indent="-0.41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17in" fo:margin-right="0in" fo:text-indent="-0.236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99979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.10207in" fo:margin-left="0.89543in" fo:margin-right="0in" fo:text-indent="-0.344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4in"/>
      </text:list-level-style-number>
      <text:list-level-style-number text:level="3" style:num-format="">
        <style:list-level-properties text:space-before="1.10207in"/>
      </text:list-level-style-number>
      <text:list-level-style-number text:level="4" style:num-format="">
        <style:list-level-properties text:space-before="1.65311in"/>
      </text:list-level-style-number>
      <text:list-level-style-number text:level="5" style:num-format="">
        <style:list-level-properties text:space-before="2.20414in"/>
      </text:list-level-style-number>
      <text:list-level-style-number text:level="6" style:num-format="">
        <style:list-level-properties text:space-before="2.75518in"/>
      </text:list-level-style-number>
      <text:list-level-style-number text:level="7" style:num-format="">
        <style:list-level-properties text:space-before="3.30621in"/>
      </text:list-level-style-number>
      <text:list-level-style-number text:level="8" style:num-format="">
        <style:list-level-properties text:space-before="3.85725in"/>
      </text:list-level-style-number>
      <text:list-level-style-number text:level="9" style:num-format="">
        <style:list-level-properties text:space-before="4.40829in"/>
      </text:list-level-style-number>
    </text:list-style>
    <text:list-style style:name="a95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4in"/>
      </text:list-level-style-number>
      <text:list-level-style-number text:level="3" style:num-format="">
        <style:list-level-properties text:space-before="1.10207in"/>
      </text:list-level-style-number>
      <text:list-level-style-number text:level="4" style:num-format="">
        <style:list-level-properties text:space-before="1.65311in"/>
      </text:list-level-style-number>
      <text:list-level-style-number text:level="5" style:num-format="">
        <style:list-level-properties text:space-before="2.20414in"/>
      </text:list-level-style-number>
      <text:list-level-style-number text:level="6" style:num-format="">
        <style:list-level-properties text:space-before="2.75518in"/>
      </text:list-level-style-number>
      <text:list-level-style-number text:level="7" style:num-format="">
        <style:list-level-properties text:space-before="3.30621in"/>
      </text:list-level-style-number>
      <text:list-level-style-number text:level="8" style:num-format="">
        <style:list-level-properties text:space-before="3.85725in"/>
      </text:list-level-style-number>
      <text:list-level-style-number text:level="9" style:num-format="">
        <style:list-level-properties text:space-before="4.40829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4in"/>
      </text:list-level-style-number>
      <text:list-level-style-number text:level="3" style:num-format="">
        <style:list-level-properties text:space-before="1.10207in"/>
      </text:list-level-style-number>
      <text:list-level-style-number text:level="4" style:num-format="">
        <style:list-level-properties text:space-before="1.65311in"/>
      </text:list-level-style-number>
      <text:list-level-style-number text:level="5" style:num-format="">
        <style:list-level-properties text:space-before="2.20414in"/>
      </text:list-level-style-number>
      <text:list-level-style-number text:level="6" style:num-format="">
        <style:list-level-properties text:space-before="2.75518in"/>
      </text:list-level-style-number>
      <text:list-level-style-number text:level="7" style:num-format="">
        <style:list-level-properties text:space-before="3.30621in"/>
      </text:list-level-style-number>
      <text:list-level-style-number text:level="8" style:num-format="">
        <style:list-level-properties text:space-before="3.85725in"/>
      </text:list-level-style-number>
      <text:list-level-style-number text:level="9" style:num-format="">
        <style:list-level-properties text:space-before="4.40829in"/>
      </text:list-level-style-number>
    </text:list-style>
    <text:list-style style:name="a469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»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4in"/>
      </text:list-level-style-number>
      <text:list-level-style-number text:level="3" style:num-format="">
        <style:list-level-properties text:space-before="1.10207in"/>
      </text:list-level-style-number>
      <text:list-level-style-number text:level="4" style:num-format="">
        <style:list-level-properties text:space-before="1.65311in"/>
      </text:list-level-style-number>
      <text:list-level-style-number text:level="5" style:num-format="">
        <style:list-level-properties text:space-before="2.20414in"/>
      </text:list-level-style-number>
      <text:list-level-style-number text:level="6" style:num-format="">
        <style:list-level-properties text:space-before="2.75518in"/>
      </text:list-level-style-number>
      <text:list-level-style-number text:level="7" style:num-format="">
        <style:list-level-properties text:space-before="3.30621in"/>
      </text:list-level-style-number>
      <text:list-level-style-number text:level="8" style:num-format="">
        <style:list-level-properties text:space-before="3.85725in"/>
      </text:list-level-style-number>
      <text:list-level-style-number text:level="9" style:num-format="">
        <style:list-level-properties text:space-before="4.40829in"/>
      </text:list-level-style-number>
    </text:list-style>
    <text:list-style style:name="a194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4in"/>
      </text:list-level-style-number>
      <text:list-level-style-number text:level="3" style:num-format="">
        <style:list-level-properties text:space-before="1.10207in"/>
      </text:list-level-style-number>
      <text:list-level-style-number text:level="4" style:num-format="">
        <style:list-level-properties text:space-before="1.65311in"/>
      </text:list-level-style-number>
      <text:list-level-style-number text:level="5" style:num-format="">
        <style:list-level-properties text:space-before="2.20414in"/>
      </text:list-level-style-number>
      <text:list-level-style-number text:level="6" style:num-format="">
        <style:list-level-properties text:space-before="2.75518in"/>
      </text:list-level-style-number>
      <text:list-level-style-number text:level="7" style:num-format="">
        <style:list-level-properties text:space-before="3.30621in"/>
      </text:list-level-style-number>
      <text:list-level-style-number text:level="8" style:num-format="">
        <style:list-level-properties text:space-before="3.85725in"/>
      </text:list-level-style-number>
      <text:list-level-style-number text:level="9" style:num-format="">
        <style:list-level-properties text:space-before="4.40829in"/>
      </text:list-level-style-number>
    </text:list-style>
    <text:list-style style:name="a268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13776in" text:min-label-width="0.2755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1991in" text:min-label-width="0.2755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0207in" text:min-label-width="0.2755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65311in" text:min-label-width="0.2755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20414in" text:min-label-width="0.2755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75518in" text:min-label-width="0.2755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30621in" text:min-label-width="0.2755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85725in" text:min-label-width="0.2755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40829in" text:min-label-width="0.27552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.06888in" text:min-label-width="0.344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5104in" text:min-label-width="0.344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03319in" text:min-label-width="0.344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423in" text:min-label-width="0.344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13526in" text:min-label-width="0.344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6863in" text:min-label-width="0.344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23734in" text:min-label-width="0.344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78837in" text:min-label-width="0.344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33941in" text:min-label-width="0.3444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4132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16in" text:min-label-width="0.4132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31in" text:min-label-width="0.4132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35in" text:min-label-width="0.4132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38in" text:min-label-width="0.4132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742in" text:min-label-width="0.4132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6846in" text:min-label-width="0.4132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1949in" text:min-label-width="0.4132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7053in" text:min-label-width="0.41328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55122in" svg:y="0.33108in" svg:width="9.92188in" svg:height="1.37789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55122in" svg:y="1.92905in" svg:width="9.92188in" svg:height="5.4560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55122in" svg:y="7.66262in" svg:width="2.57234in" svg:height="0.4401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Нижний колонтитул 4" svg:x="3.76664in" svg:y="7.66262in" svg:width="3.49103in" svg:height="0.4401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7.90075in" svg:y="7.66262in" svg:width="2.57234in" svg:height="0.44016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1.21007in" svg:y="0.88889in" svg:width="5.84549in" svg:height="4.38368in" presentation:class="page" draw:id="id5" presentation:style-name="a32" draw:name="Образ слайда 1">
          <svg:title/>
          <svg:desc/>
        </draw:page-thumbnail>
        <draw:frame draw:id="id6" presentation:style-name="a35" draw:name="Заметки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Верхний колонтитул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Дата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Нижний колонтитул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Номер слайда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9">
      <draw:frame draw:id="id11" presentation:style-name="a53" draw:name="Заголовок 1" svg:x="0.82682in" svg:y="2.56824in" svg:width="9.37066in" svg:height="1.77212in" presentation:class="title" presentation:placeholder="false">
        <draw:text-box>
          <text:p text:style-name="a52" text:class-names="" text:cond-style-name=""><text:span text:style-name="a50" text:class-names="">Образец заголовка</text:span><text:span text:style-name="a51" text:class-names=""/></text:p>
        </draw:text-box>
        <svg:title/>
        <svg:desc/>
      </draw:frame>
      <draw:frame draw:id="id12" presentation:style-name="a57" draw:name="Подзаголовок 2" svg:x="1.65365in" svg:y="4.68484in" svg:width="7.71701in" svg:height="2.11277in" presentation:class="subtitle" presentation:placeholder="false">
        <draw:text-box>
          <text:p text:style-name="a56" text:class-names="" text:cond-style-name=""><text:span text:style-name="a54" text:class-names="">Образец подзаголовка</text:span><text:span text:style-name="a55" text:class-names=""/></text:p>
        </draw:text-box>
        <svg:title/>
        <svg:desc/>
      </draw:frame>
      <draw:frame draw:id="id13" presentation:style-name="a60" draw:name="Дата 3" svg:x="0.55122in" svg:y="7.66262in" svg:width="2.57234in" svg:height="0.44016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Нижний колонтитул 4" svg:x="3.76664in" svg:y="7.66262in" svg:width="3.49103in" svg:height="0.4401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Номер слайда 5" svg:x="7.90075in" svg:y="7.66262in" svg:width="2.57234in" svg:height="0.44016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07in" svg:y="0.88889in" svg:width="5.84549in" svg:height="4.38368in" presentation:class="page" draw:id="id5" presentation:style-name="a68" draw:name="Образ слайда 1">
          <svg:title/>
          <svg:desc/>
        </draw:page-thumbnail>
        <draw:frame draw:id="id6" presentation:style-name="a71" draw:name="Заметки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Верхний колонтитул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Дата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Нижний колонтитул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Номер слайда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5">
      <draw:frame draw:id="id16" presentation:style-name="a89" draw:name="Заголовок 1" svg:x="0.55122in" svg:y="0.33108in" svg:width="9.92188in" svg:height="1.37789in" presentation:class="title" presentation:placeholder="false">
        <draw:text-box>
          <text:p text:style-name="a88" text:class-names="" text:cond-style-name=""><text:span text:style-name="a86" text:class-names="">Образец заголовка</text:span><text:span text:style-name="a87" text:class-names=""/></text:p>
        </draw:text-box>
        <svg:title/>
        <svg:desc/>
      </draw:frame>
      <draw:frame draw:id="id17" presentation:style-name="a106" draw:name="Объект 2" svg:x="0.55122in" svg:y="1.92905in" svg:width="9.92188in" svg:height="5.45608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Образец текста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Второй уровень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Пятый уровень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Дата 3" svg:x="0.55122in" svg:y="7.66262in" svg:width="2.57234in" svg:height="0.44016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Нижний колонтитул 4" svg:x="3.76664in" svg:y="7.66262in" svg:width="3.49103in" svg:height="0.44016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Номер слайда 5" svg:x="7.90075in" svg:y="7.66262in" svg:width="2.57234in" svg:height="0.44016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07in" svg:y="0.88889in" svg:width="5.84549in" svg:height="4.38368in" presentation:class="page" draw:id="id5" presentation:style-name="a117" draw:name="Образ слайда 1">
          <svg:title/>
          <svg:desc/>
        </draw:page-thumbnail>
        <draw:frame draw:id="id6" presentation:style-name="a120" draw:name="Заметки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Верхний колонтитул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Дата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Нижний колонтитул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Номер слайда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4">
      <draw:frame draw:id="id21" presentation:style-name="a138" draw:name="Заголовок 1" svg:x="0.87084in" svg:y="5.31255in" svg:width="9.37066in" svg:height="1.64199in" presentation:class="title" presentation:placeholder="false">
        <draw:text-box>
          <text:p text:style-name="a137" text:class-names="" text:cond-style-name=""><text:span text:style-name="a135" text:class-names="">Образец заголовка</text:span><text:span text:style-name="a136" text:class-names=""/></text:p>
        </draw:text-box>
        <svg:title/>
        <svg:desc/>
      </draw:frame>
      <draw:frame draw:id="id22" presentation:style-name="a142" draw:name="Текст 2" svg:x="0.87084in" svg:y="3.50406in" svg:width="9.37066in" svg:height="1.80848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Образец текста</text:span></text:p>
            </text:list-item>
          </text:list>
        </draw:text-box>
        <svg:title/>
        <svg:desc/>
      </draw:frame>
      <draw:frame draw:id="id23" presentation:style-name="a145" draw:name="Дата 3" svg:x="0.55122in" svg:y="7.66262in" svg:width="2.57234in" svg:height="0.44016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Нижний колонтитул 4" svg:x="3.76664in" svg:y="7.66262in" svg:width="3.49103in" svg:height="0.44016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Номер слайда 5" svg:x="7.90075in" svg:y="7.66262in" svg:width="2.57234in" svg:height="0.44016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21007in" svg:y="0.88889in" svg:width="5.84549in" svg:height="4.38368in" presentation:class="page" draw:id="id5" presentation:style-name="a153" draw:name="Образ слайда 1">
          <svg:title/>
          <svg:desc/>
        </draw:page-thumbnail>
        <draw:frame draw:id="id6" presentation:style-name="a156" draw:name="Заметки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Верхний колонтитул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Дата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Нижний колонтитул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Номер слайда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0">
      <draw:frame draw:id="id26" presentation:style-name="a174" draw:name="Заголовок 1" svg:x="0.55122in" svg:y="0.33108in" svg:width="9.92188in" svg:height="1.37789in" presentation:class="title" presentation:placeholder="false">
        <draw:text-box>
          <text:p text:style-name="a173" text:class-names="" text:cond-style-name=""><text:span text:style-name="a171" text:class-names="">Образец заголовка</text:span><text:span text:style-name="a172" text:class-names=""/></text:p>
        </draw:text-box>
        <svg:title/>
        <svg:desc/>
      </draw:frame>
      <draw:frame draw:id="id27" presentation:style-name="a191" draw:name="Объект 2" svg:x="0.60672in" svg:y="2.12617in" svg:width="5.37818in" svg:height="6.01489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Второй уровень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Пятый уровень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Объект 3" svg:x="6.16864in" svg:y="2.12617in" svg:width="5.37818in" svg:height="6.01489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Образец текста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Второй уровень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Пятый уровень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Дата 4" svg:x="0.55122in" svg:y="7.66262in" svg:width="2.57234in" svg:height="0.44016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Нижний колонтитул 5" svg:x="3.76664in" svg:y="7.66262in" svg:width="3.49103in" svg:height="0.44016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Номер слайда 6" svg:x="7.90075in" svg:y="7.66262in" svg:width="2.57234in" svg:height="0.44016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07in" svg:y="0.88889in" svg:width="5.84549in" svg:height="4.38368in" presentation:class="page" draw:id="id5" presentation:style-name="a219" draw:name="Образ слайда 1">
          <svg:title/>
          <svg:desc/>
        </draw:page-thumbnail>
        <draw:frame draw:id="id6" presentation:style-name="a222" draw:name="Заметки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Верхний колонтитул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Дата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Нижний колонтитул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Номер слайда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6">
      <draw:frame draw:id="id32" presentation:style-name="a240" draw:name="Заголовок 1" svg:x="0.55122in" svg:y="0.33108in" svg:width="9.92188in" svg:height="1.37789in" presentation:class="title" presentation:placeholder="false">
        <draw:text-box>
          <text:p text:style-name="a239" text:class-names="" text:cond-style-name=""><text:span text:style-name="a237" text:class-names="">Образец заголовка</text:span><text:span text:style-name="a238" text:class-names=""/></text:p>
        </draw:text-box>
        <svg:title/>
        <svg:desc/>
      </draw:frame>
      <draw:frame draw:id="id33" presentation:style-name="a244" draw:name="Текст 2" svg:x="0.55122in" svg:y="1.85059in" svg:width="4.87098in" svg:height="0.77124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4" presentation:style-name="a261" draw:name="Объект 3" svg:x="0.55122in" svg:y="2.62183in" svg:width="4.87098in" svg:height="4.7633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Образец текста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й уровень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Пятый уровень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Текст 4" svg:x="5.60019in" svg:y="1.85059in" svg:width="4.8729in" svg:height="0.77124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Образец текста</text:span></text:p>
            </text:list-item>
          </text:list>
        </draw:text-box>
        <svg:title/>
        <svg:desc/>
      </draw:frame>
      <draw:frame draw:id="id36" presentation:style-name="a282" draw:name="Объект 5" svg:x="5.60019in" svg:y="2.62183in" svg:width="4.8729in" svg:height="4.7633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Образец текста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Второй уровень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Пятый уровень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Дата 6" svg:x="0.55122in" svg:y="7.66262in" svg:width="2.57234in" svg:height="0.44016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Нижний колонтитул 7" svg:x="3.76664in" svg:y="7.66262in" svg:width="3.49103in" svg:height="0.44016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Номер слайда 8" svg:x="7.90075in" svg:y="7.66262in" svg:width="2.57234in" svg:height="0.44016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1.21007in" svg:y="0.88889in" svg:width="5.84549in" svg:height="4.38368in" presentation:class="page" draw:id="id5" presentation:style-name="a293" draw:name="Образ слайда 1">
          <svg:title/>
          <svg:desc/>
        </draw:page-thumbnail>
        <draw:frame draw:id="id6" presentation:style-name="a296" draw:name="Заметки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Верхний колонтитул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Дата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Нижний колонтитул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Номер слайда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0">
      <draw:frame draw:id="id40" presentation:style-name="a314" draw:name="Заголовок 1" svg:x="0.55122in" svg:y="0.33108in" svg:width="9.92188in" svg:height="1.37789in" presentation:class="title" presentation:placeholder="false">
        <draw:text-box>
          <text:p text:style-name="a313" text:class-names="" text:cond-style-name=""><text:span text:style-name="a311" text:class-names="">Образец заголовка</text:span><text:span text:style-name="a312" text:class-names=""/></text:p>
        </draw:text-box>
        <svg:title/>
        <svg:desc/>
      </draw:frame>
      <draw:frame draw:id="id41" presentation:style-name="a317" draw:name="Дата 2" svg:x="0.55122in" svg:y="7.66262in" svg:width="2.57234in" svg:height="0.44016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Нижний колонтитул 3" svg:x="3.76664in" svg:y="7.66262in" svg:width="3.49103in" svg:height="0.4401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Номер слайда 4" svg:x="7.90075in" svg:y="7.66262in" svg:width="2.57234in" svg:height="0.4401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07in" svg:y="0.88889in" svg:width="5.84549in" svg:height="4.38368in" presentation:class="page" draw:id="id5" presentation:style-name="a325" draw:name="Образ слайда 1">
          <svg:title/>
          <svg:desc/>
        </draw:page-thumbnail>
        <draw:frame draw:id="id6" presentation:style-name="a328" draw:name="Заметки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Верхний колонтитул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Дата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Нижний колонтитул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Номер слайда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42">
      <draw:frame draw:id="id44" presentation:style-name="a345" draw:name="Дата 1" svg:x="0.55122in" svg:y="7.66262in" svg:width="2.57234in" svg:height="0.44016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Нижний колонтитул 2" svg:x="3.76664in" svg:y="7.66262in" svg:width="3.49103in" svg:height="0.44016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Номер слайда 3" svg:x="7.90075in" svg:y="7.66262in" svg:width="2.57234in" svg:height="0.44016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07in" svg:y="0.88889in" svg:width="5.84549in" svg:height="4.38368in" presentation:class="page" draw:id="id5" presentation:style-name="a353" draw:name="Образ слайда 1">
          <svg:title/>
          <svg:desc/>
        </draw:page-thumbnail>
        <draw:frame draw:id="id6" presentation:style-name="a356" draw:name="Заметки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Верхний колонтитул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Дата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Нижний колонтитул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Номер слайда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0">
      <draw:frame draw:id="id47" presentation:style-name="a374" draw:name="Заголовок 1" svg:x="0.55122in" svg:y="0.32916in" svg:width="3.62692in" svg:height="1.40086in" presentation:class="title" presentation:placeholder="false">
        <draw:text-box>
          <text:p text:style-name="a373" text:class-names="" text:cond-style-name=""><text:span text:style-name="a371" text:class-names="">Образец заголовка</text:span><text:span text:style-name="a372" text:class-names=""/></text:p>
        </draw:text-box>
        <svg:title/>
        <svg:desc/>
      </draw:frame>
      <draw:frame draw:id="id48" presentation:style-name="a391" draw:name="Объект 2" svg:x="4.3102in" svg:y="0.32917in" svg:width="6.16289in" svg:height="7.05596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Образец текст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й уровень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ятый уровень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Текст 3" svg:x="0.55122in" svg:y="1.73003in" svg:width="3.62692in" svg:height="5.655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Образец текста</text:span></text:p>
            </text:list-item>
          </text:list>
        </draw:text-box>
        <svg:title/>
        <svg:desc/>
      </draw:frame>
      <draw:frame draw:id="id50" presentation:style-name="a398" draw:name="Дата 4" svg:x="0.55122in" svg:y="7.66262in" svg:width="2.57234in" svg:height="0.44016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Нижний колонтитул 5" svg:x="3.76664in" svg:y="7.66262in" svg:width="3.49103in" svg:height="0.44016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Номер слайда 6" svg:x="7.90075in" svg:y="7.66262in" svg:width="2.57234in" svg:height="0.44016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1.21007in" svg:y="0.88889in" svg:width="5.84549in" svg:height="4.38368in" presentation:class="page" draw:id="id5" presentation:style-name="a406" draw:name="Образ слайда 1">
          <svg:title/>
          <svg:desc/>
        </draw:page-thumbnail>
        <draw:frame draw:id="id6" presentation:style-name="a409" draw:name="Заметки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Верхний колонтитул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Дата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Нижний колонтитул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Номер слайда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23">
      <draw:frame draw:id="id53" presentation:style-name="a427" draw:name="Заголовок 1" svg:x="2.16084in" svg:y="5.78715in" svg:width="6.61458in" svg:height="0.68321in" presentation:class="title" presentation:placeholder="false">
        <draw:text-box>
          <text:p text:style-name="a426" text:class-names="" text:cond-style-name=""><text:span text:style-name="a424" text:class-names="">Образец заголовка</text:span><text:span text:style-name="a425" text:class-names=""/></text:p>
        </draw:text-box>
        <svg:title/>
        <svg:desc/>
      </draw:frame>
      <draw:frame draw:id="id54" presentation:style-name="a430" draw:name="Рисунок 2" svg:x="2.16084in" svg:y="0.7387in" svg:width="6.61458in" svg:height="4.96042in" presentation:class="graphic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5" presentation:style-name="a434" draw:name="Текст 3" svg:x="2.16084in" svg:y="6.47036in" svg:width="6.61458in" svg:height="0.9702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Образец текста</text:span></text:p>
            </text:list-item>
          </text:list>
        </draw:text-box>
        <svg:title/>
        <svg:desc/>
      </draw:frame>
      <draw:frame draw:id="id56" presentation:style-name="a437" draw:name="Дата 4" svg:x="0.55122in" svg:y="7.66262in" svg:width="2.57234in" svg:height="0.44016in" presentation:class="date-time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7" presentation:style-name="a440" draw:name="Нижний колонтитул 5" svg:x="3.76664in" svg:y="7.66262in" svg:width="3.49103in" svg:height="0.44016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8" presentation:style-name="a444" draw:name="Номер слайда 6" svg:x="7.90075in" svg:y="7.66262in" svg:width="2.57234in" svg:height="0.44016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</draw:text-box>
        <svg:title/>
        <svg:desc/>
      </draw:frame>
      <presentation:notes style:page-layout-name="pageLayout2" draw:style-name="a461">
        <draw:page-thumbnail svg:x="1.21007in" svg:y="0.88889in" svg:width="5.84549in" svg:height="4.38368in" presentation:class="page" draw:id="id5" presentation:style-name="a445" draw:name="Образ слайда 1">
          <svg:title/>
          <svg:desc/>
        </draw:page-thumbnail>
        <draw:frame draw:id="id6" presentation:style-name="a448" draw:name="Заметки 2" svg:x="0.82677in" svg:y="5.55394in" svg:width="6.61378in" svg:height="5.26142in" presentation:class="notes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7" presentation:style-name="a451" draw:name="Верхний колонтитул 3" svg:x="0in" svg:y="0in" svg:width="3.5878in" svg:height="0.58425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4" draw:name="Дата 4" svg:x="4.67953in" svg:y="0in" svg:width="3.5878in" svg:height="0.58425in" presentation:class="date-time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7" draw:name="Нижний колонтитул 5" svg:x="0in" svg:y="11.10827in" svg:width="3.5878in" svg:height="0.58425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0" draw:name="Номер слайда 6" svg:x="4.67953in" svg:y="11.10827in" svg:width="3.5878in" svg:height="0.58425in" presentation:class="page-number" presentation:placeholder="false">
          <draw:text-box>
            <text:p text:style-name="a459" text:class-names="" text:cond-style-name=""><text:span text:style-name="a4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62">
      <draw:frame draw:id="id59" presentation:style-name="a466" draw:name="Заголовок 1" svg:x="0.55122in" svg:y="0.33108in" svg:width="9.92188in" svg:height="1.37789in" presentation:class="title" presentation:placeholder="false">
        <draw:text-box>
          <text:p text:style-name="a465" text:class-names="" text:cond-style-name=""><text:span text:style-name="a463" text:class-names="">Образец заголовка</text:span><text:span text:style-name="a464" text:class-names=""/></text:p>
        </draw:text-box>
        <svg:title/>
        <svg:desc/>
      </draw:frame>
      <draw:frame draw:id="id60" presentation:style-name="a483" draw:name="Вертикальный текст 2" svg:x="0.55122in" svg:y="1.92905in" svg:width="9.92188in" svg:height="5.4560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Образец текста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Второй уровень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list text:style-name="a482">
                            <text:list-item>
                              <text:p text:style-name="a481" text:class-names="" text:cond-style-name=""><text:span text:style-name="a479" text:class-names="">Пятый уровень</text:span><text:span text:style-name="a4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6" draw:name="Дата 3" svg:x="0.55122in" svg:y="7.66262in" svg:width="2.57234in" svg:height="0.44016in" presentation:class="date-time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62" presentation:style-name="a489" draw:name="Нижний колонтитул 4" svg:x="3.76664in" svg:y="7.66262in" svg:width="3.49103in" svg:height="0.44016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3" presentation:style-name="a493" draw:name="Номер слайда 5" svg:x="7.90075in" svg:y="7.66262in" svg:width="2.57234in" svg:height="0.44016in" presentation:class="page-number" presentation:placeholder="false">
        <draw:text-box>
          <text:p text:style-name="a492" text:class-names="" text:cond-style-name=""><text:span text:style-name="a490" text:class-names=""><text:page-number style:num-format="1" text:fixed="false"/></text:span><text:span text:style-name="a491" text:class-names=""/></text:p>
        </draw:text-box>
        <svg:title/>
        <svg:desc/>
      </draw:frame>
      <presentation:notes style:page-layout-name="pageLayout2" draw:style-name="a510">
        <draw:page-thumbnail svg:x="1.21007in" svg:y="0.88889in" svg:width="5.84549in" svg:height="4.38368in" presentation:class="page" draw:id="id5" presentation:style-name="a494" draw:name="Образ слайда 1">
          <svg:title/>
          <svg:desc/>
        </draw:page-thumbnail>
        <draw:frame draw:id="id6" presentation:style-name="a497" draw:name="Заметки 2" svg:x="0.82677in" svg:y="5.55394in" svg:width="6.61378in" svg:height="5.26142in" presentation:class="notes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" presentation:style-name="a500" draw:name="Верхний колонтитул 3" svg:x="0in" svg:y="0in" svg:width="3.5878in" svg:height="0.58425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Дата 4" svg:x="4.67953in" svg:y="0in" svg:width="3.5878in" svg:height="0.58425in" presentation:class="date-time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Нижний колонтитул 5" svg:x="0in" svg:y="11.10827in" svg:width="3.5878in" svg:height="0.5842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Номер слайда 6" svg:x="4.67953in" svg:y="11.10827in" svg:width="3.5878in" svg:height="0.5842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11">
      <draw:frame draw:id="id64" presentation:style-name="a515" draw:name="Вертикальный заголовок 1" svg:x="8.81179in" svg:y="0.36552in" svg:width="2.73502in" svg:height="7.77553in" presentation:class="title" presentation:placeholder="false">
        <draw:text-box>
          <text:p text:style-name="a514" text:class-names="" text:cond-style-name=""><text:span text:style-name="a512" text:class-names="">Образец заголовка</text:span><text:span text:style-name="a513" text:class-names=""/></text:p>
        </draw:text-box>
        <svg:title/>
        <svg:desc/>
      </draw:frame>
      <draw:frame draw:id="id65" presentation:style-name="a532" draw:name="Вертикальный текст 2" svg:x="0.60672in" svg:y="0.36552in" svg:width="8.02133in" svg:height="7.77553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Образец текста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Второй уровень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Пятый уровень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5" draw:name="Дата 3" svg:x="0.55122in" svg:y="7.66262in" svg:width="2.57234in" svg:height="0.44016in" presentation:class="date-time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67" presentation:style-name="a538" draw:name="Нижний колонтитул 4" svg:x="3.76664in" svg:y="7.66262in" svg:width="3.49103in" svg:height="0.44016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8" presentation:style-name="a542" draw:name="Номер слайда 5" svg:x="7.90075in" svg:y="7.66262in" svg:width="2.57234in" svg:height="0.44016in" presentation:class="page-number" presentation:placeholder="false">
        <draw:text-box>
          <text:p text:style-name="a541" text:class-names="" text:cond-style-name=""><text:span text:style-name="a539" text:class-names=""><text:page-number style:num-format="1" text:fixed="false"/></text:span><text:span text:style-name="a540" text:class-names=""/></text:p>
        </draw:text-box>
        <svg:title/>
        <svg:desc/>
      </draw:frame>
      <presentation:notes style:page-layout-name="pageLayout2" draw:style-name="a559">
        <draw:page-thumbnail svg:x="1.21007in" svg:y="0.88889in" svg:width="5.84549in" svg:height="4.38368in" presentation:class="page" draw:id="id5" presentation:style-name="a543" draw:name="Образ слайда 1">
          <svg:title/>
          <svg:desc/>
        </draw:page-thumbnail>
        <draw:frame draw:id="id6" presentation:style-name="a546" draw:name="Заметки 2" svg:x="0.82677in" svg:y="5.55394in" svg:width="6.61378in" svg:height="5.26142in" presentation:class="notes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49" draw:name="Верхний колонтитул 3" svg:x="0in" svg:y="0in" svg:width="3.5878in" svg:height="0.5842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2" draw:name="Дата 4" svg:x="4.67953in" svg:y="0in" svg:width="3.5878in" svg:height="0.58425in" presentation:class="date-time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9" presentation:style-name="a555" draw:name="Нижний колонтитул 5" svg:x="0in" svg:y="11.10827in" svg:width="3.5878in" svg:height="0.58425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8" draw:name="Номер слайда 6" svg:x="4.67953in" svg:y="11.10827in" svg:width="3.5878in" svg:height="0.58425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0">
      <draw:frame draw:id="id69" presentation:style-name="a563" draw:name="Верхний колонтитул 1" svg:x="0in" svg:y="0in" svg:width="3.5878in" svg:height="0.58425in" presentation:class="head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0" presentation:style-name="a566" draw:name="Дата 2" svg:x="4.67953in" svg:y="0in" svg:width="3.5878in" svg:height="0.58425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1" presentation:style-name="a569" draw:name="Нижний колонтитул 3" svg:x="0in" svg:y="11.10827in" svg:width="3.5878in" svg:height="0.58425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2" presentation:style-name="a572" draw:name="Номер слайда 4" svg:x="4.67953in" svg:y="11.10827in" svg:width="3.5878in" svg:height="0.58425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Презентация PowerPoint</dc:title>
    <meta:initial-creator>Nikolai</meta:initial-creator>
    <dc:creator>Nikolai</dc:creator>
    <meta:creation-date>2009-04-16T11:32:32Z</meta:creation-date>
    <dc:date>2021-02-27T09:57:08Z</dc:date>
    <meta:template xlink:href="" xlink:type="simple"/>
    <meta:editing-cycles>8</meta:editing-cycles>
    <meta:editing-duration>PT4151S</meta:editing-duration>
    <meta:document-statistic meta:paragraph-count="12" meta:word-count="159"/>
  </office:meta>
</office:document-meta>
</file>